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24.24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171.17mm" svg:height="120.05mm" svg:x="0mm" svg:y="126.71mm">
            <loext:p draw:notify-on-update-of-ranges="results.P4:results.P20 results.A4:results.A20 results.F4:results.F20 results.K4:results.K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9.52mm" svg:height="121.91mm" svg:x="171.72mm" svg:y="126.44mm">
            <loext:p draw:notify-on-update-of-ranges="results.P4:results.P20 results.B4:results.B20 results.G4:results.G20 results.L4:results.L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0.35mm" svg:height="122.45mm" svg:x="0mm" svg:y="0mm">
            <loext:p draw:notify-on-update-of-ranges="results.P4:results.P20 results.C4:results.C20 results.H4:results.H20 results.M4:results.M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9.23mm" svg:height="123.52mm" svg:x="172.71mm" svg:y="1.06mm">
            <loext:p draw:notify-on-update-of-ranges="results.P4:results.P20 results.D4:results.D20 results.I4:results.I20 results.N4:results.N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Chaining</text:p>
          </table:table-cell>
          <table:table-cell table:number-columns-repeated="4"/>
          <table:table-cell office:value-type="string" calcext:value-type="string">
            <text:p>Linear Probing</text:p>
          </table:table-cell>
          <table:table-cell table:number-columns-repeated="4"/>
          <table:table-cell office:value-type="string" calcext:value-type="string">
            <text:p>Quadratic Prob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Search</text:p>
          </table:table-cell>
          <table:table-cell table:number-columns-repeated="3"/>
          <table:table-cell office:value-type="string" calcext:value-type="string">
            <text:p>Insert</text:p>
          </table:table-cell>
          <table:table-cell office:value-type="string" calcext:value-type="string">
            <text:p>Search</text:p>
          </table:table-cell>
          <table:table-cell table:number-columns-repeated="3"/>
          <table:table-cell office:value-type="string" calcext:value-type="string">
            <text:p>Insert</text:p>
          </table:table-cell>
          <table:table-cell office:value-type="string" calcext:value-type="string">
            <text:p>Search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Total Probes</text:p>
          </table:table-cell>
          <table:table-cell office:value-type="string" calcext:value-type="string">
            <text:p>Average Probes</text:p>
          </table:table-cell>
          <table:table-cell office:value-type="string" calcext:value-type="string">
            <text:p>Most Probes</text:p>
          </table:table-cell>
          <table:table-cell/>
          <table:table-cell table:number-columns-repeated="2" office:value-type="string" calcext:value-type="string">
            <text:p>Total Probes</text:p>
          </table:table-cell>
          <table:table-cell office:value-type="string" calcext:value-type="string">
            <text:p>Average Probes</text:p>
          </table:table-cell>
          <table:table-cell office:value-type="string" calcext:value-type="string">
            <text:p>Most Probes</text:p>
          </table:table-cell>
          <table:table-cell/>
          <table:table-cell table:number-columns-repeated="2" office:value-type="string" calcext:value-type="string">
            <text:p>Total Probes</text:p>
          </table:table-cell>
          <table:table-cell office:value-type="string" calcext:value-type="string">
            <text:p>Average Probes</text:p>
          </table:table-cell>
          <table:table-cell office:value-type="string" calcext:value-type="string">
            <text:p>Most Probes</text:p>
          </table:table-cell>
          <table:table-cell/>
          <table:table-cell office:value-type="string" calcext:value-type="string">
            <text:p>Load Factor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531" calcext:value-type="float">
            <text:p>531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442" calcext:value-type="float">
            <text:p>442</text:p>
          </table:table-cell>
          <table:table-cell office:value-type="float" office:value="1.105" calcext:value-type="float">
            <text:p>1.1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424" calcext:value-type="float">
            <text:p>424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0.765696784073507" calcext:value-type="float">
            <text:p>0.77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544" calcext:value-type="float">
            <text:p>544</text:p>
          </table:table-cell>
          <table:table-cell office:value-type="float" office:value="1.0875" calcext:value-type="float">
            <text:p>1.08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587" calcext:value-type="float">
            <text:p>587</text:p>
          </table:table-cell>
          <table:table-cell office:value-type="float" office:value="1.4675" calcext:value-type="float">
            <text:p>1.467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627" calcext:value-type="float">
            <text:p>627</text:p>
          </table:table-cell>
          <table:table-cell office:value-type="float" office:value="1.5675" calcext:value-type="float">
            <text:p>1.5675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0.68212824010914" calcext:value-type="float">
            <text:p>0.68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583" calcext:value-type="float">
            <text:p>583</text:p>
          </table:table-cell>
          <table:table-cell office:value-type="float" office:value="1.1575" calcext:value-type="float">
            <text:p>1.15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543" calcext:value-type="float">
            <text:p>543</text:p>
          </table:table-cell>
          <table:table-cell office:value-type="float" office:value="1.3575" calcext:value-type="float">
            <text:p>1.35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514" calcext:value-type="float">
            <text:p>514</text:p>
          </table:table-cell>
          <table:table-cell office:value-type="float" office:value="1.285" calcext:value-type="float">
            <text:p>1.28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0.61652281134402" calcext:value-type="float">
            <text:p>0.62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544" calcext:value-type="float">
            <text:p>544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441" calcext:value-type="float">
            <text:p>441</text:p>
          </table:table-cell>
          <table:table-cell office:value-type="float" office:value="1.1025" calcext:value-type="float">
            <text:p>1.10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457" calcext:value-type="float">
            <text:p>457</text:p>
          </table:table-cell>
          <table:table-cell office:value-type="float" office:value="1.1425" calcext:value-type="float">
            <text:p>1.14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.551267916207277" calcext:value-type="float">
            <text:p>0.55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555" calcext:value-type="float">
            <text:p>555</text:p>
          </table:table-cell>
          <table:table-cell office:value-type="float" office:value="1.105" calcext:value-type="float">
            <text:p>1.1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514" calcext:value-type="float">
            <text:p>514</text:p>
          </table:table-cell>
          <table:table-cell office:value-type="float" office:value="1.285" calcext:value-type="float">
            <text:p>1.2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451" calcext:value-type="float">
            <text:p>451</text:p>
          </table:table-cell>
          <table:table-cell office:value-type="float" office:value="1.1275" calcext:value-type="float">
            <text:p>1.127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0.514933058702369" calcext:value-type="float">
            <text:p>0.51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float" office:value="1.02" calcext:value-type="float">
            <text:p>1.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439" calcext:value-type="float">
            <text:p>439</text:p>
          </table:table-cell>
          <table:table-cell office:value-type="float" office:value="1.0975" calcext:value-type="float">
            <text:p>1.09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443" calcext:value-type="float">
            <text:p>443</text:p>
          </table:table-cell>
          <table:table-cell office:value-type="float" office:value="1.1075" calcext:value-type="float">
            <text:p>1.107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0.475737392959087" calcext:value-type="float">
            <text:p>0.48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535" calcext:value-type="float">
            <text:p>535</text:p>
          </table:table-cell>
          <table:table-cell office:value-type="float" office:value="1.0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428" calcext:value-type="float">
            <text:p>428</text:p>
          </table:table-cell>
          <table:table-cell office:value-type="float" office:value="1.0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467" calcext:value-type="float">
            <text:p>467</text:p>
          </table:table-cell>
          <table:table-cell office:value-type="float" office:value="1.1675" calcext:value-type="float">
            <text:p>1.167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0.434404865334492" calcext:value-type="float">
            <text:p>0.43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499" calcext:value-type="float">
            <text:p>499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398" calcext:value-type="float">
            <text:p>398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398" calcext:value-type="float">
            <text:p>398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0.412201154163232" calcext:value-type="float">
            <text:p>0.41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float" office:value="1.0375" calcext:value-type="float">
            <text:p>1.03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428" calcext:value-type="float">
            <text:p>428</text:p>
          </table:table-cell>
          <table:table-cell office:value-type="float" office:value="1.07" calcext:value-type="float">
            <text:p>1.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422" calcext:value-type="float">
            <text:p>422</text:p>
          </table:table-cell>
          <table:table-cell office:value-type="float" office:value="1.055" calcext:value-type="float">
            <text:p>1.05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0.387296669248644" calcext:value-type="float">
            <text:p>0.39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527" calcext:value-type="float">
            <text:p>527</text:p>
          </table:table-cell>
          <table:table-cell office:value-type="float" office:value="1.055" calcext:value-type="float">
            <text:p>1.0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422" calcext:value-type="float">
            <text:p>422</text:p>
          </table:table-cell>
          <table:table-cell office:value-type="float" office:value="1.055" calcext:value-type="float">
            <text:p>1.0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429" calcext:value-type="float">
            <text:p>429</text:p>
          </table:table-cell>
          <table:table-cell office:value-type="float" office:value="1.0725" calcext:value-type="float">
            <text:p>1.072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0.364166059723234" calcext:value-type="float">
            <text:p>0.36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499" calcext:value-type="float">
            <text:p>499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398" calcext:value-type="float">
            <text:p>398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398" calcext:value-type="float">
            <text:p>398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0.344589937973811" calcext:value-type="float">
            <text:p>0.34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514" calcext:value-type="float">
            <text:p>514</text:p>
          </table:table-cell>
          <table:table-cell office:value-type="float" office:value="1.02" calcext:value-type="float">
            <text:p>1.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08" calcext:value-type="float">
            <text:p>408</text:p>
          </table:table-cell>
          <table:table-cell office:value-type="float" office:value="1.02" calcext:value-type="float">
            <text:p>1.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08" calcext:value-type="float">
            <text:p>408</text:p>
          </table:table-cell>
          <table:table-cell office:value-type="float" office:value="1.02" calcext:value-type="float">
            <text:p>1.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0.326583932070542" calcext:value-type="float">
            <text:p>0.33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548" calcext:value-type="float">
            <text:p>548</text:p>
          </table:table-cell>
          <table:table-cell office:value-type="float" office:value="1.095" calcext:value-type="float">
            <text:p>1.0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455" calcext:value-type="float">
            <text:p>455</text:p>
          </table:table-cell>
          <table:table-cell office:value-type="float" office:value="1.1375" calcext:value-type="float">
            <text:p>1.1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438" calcext:value-type="float">
            <text:p>438</text:p>
          </table:table-cell>
          <table:table-cell office:value-type="float" office:value="1.095" calcext:value-type="float">
            <text:p>1.09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0.309981401115933" calcext:value-type="float">
            <text:p>0.31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499" calcext:value-type="float">
            <text:p>499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398" calcext:value-type="float">
            <text:p>398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398" calcext:value-type="float">
            <text:p>398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0.295333727111636" calcext:value-type="float">
            <text:p>0.30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499" calcext:value-type="float">
            <text:p>499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398" calcext:value-type="float">
            <text:p>398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398" calcext:value-type="float">
            <text:p>398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0.28137310073157" calcext:value-type="float">
            <text:p>0.28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499" calcext:value-type="float">
            <text:p>499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398" calcext:value-type="float">
            <text:p>398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398" calcext:value-type="float">
            <text:p>398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0.268672756582482" calcext:value-type="float">
            <text:p>0.27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 office:value-type="float" office:value="535" calcext:value-type="float">
            <text:p>535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424" calcext:value-type="float">
            <text:p>424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424" calcext:value-type="float">
            <text:p>424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0.258933195235629" calcext:value-type="float">
            <text:p>0.26</text:p>
          </table:table-cell>
          <table:table-cell table:number-columns-repeated="11"/>
        </table:table-row>
        <table:table-row table:style-name="ro1" table:number-rows-repeated="13">
          <table:table-cell table:number-columns-repeated="27"/>
        </table:table-row>
        <table:table-row table:style-name="ro1">
          <table:table-cell table:number-columns-repeated="26"/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20:36:47.750716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02T22:21:25.231967948</dc:date>
    <meta:editing-duration>PT2H3M57S</meta:editing-duration>
    <meta:editing-cycles>16</meta:editing-cycles>
    <meta:document-statistic meta:table-count="1" meta:cell-count="2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 style:rotation-angle="49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18cm" svg:height="12.006cm" xlink:href=".." xlink:type="simple" chart:class="chart:line" chart:style-name="ch1">
        <chart:title svg:x="4.441cm" svg:y="0.376cm" chart:style-name="ch2">
          <text:p>Total Probes for Insertion vs Load Factor</text:p>
        </chart:title>
        <chart:legend chart:legend-position="end" svg:x="14.372cm" svg:y="5.206cm" style:legend-expansion="high" chart:style-name="ch3"/>
        <chart:plot-area chart:style-name="ch4" table:cell-range-address="results.P4:results.P20 results.A4:results.A20 results.F4:results.F20 results.K4:results.K20" chart:data-source-has-labels="both" svg:x="1.353cm" svg:y="1.395cm" svg:width="12.677cm" svg:height="9.39cm">
          <chartooo:coordinate-region svg:x="2.16cm" svg:y="1.594cm" svg:width="11.72cm" svg:height="8.181cm"/>
          <chart:axis chart:dimension="x" chart:name="primary-x" chart:style-name="ch5" chartooo:axis-type="auto">
            <chartooo:date-scale/>
            <chart:title svg:x="6.774cm" svg:y="11.025cm" chart:style-name="ch6">
              <text:p>Load Factor</text:p>
            </chart:title>
            <chart:categories table:cell-range-address="results.P4:results.P20"/>
          </chart:axis>
          <chart:axis chart:dimension="y" chart:name="primary-y" chart:style-name="ch7">
            <chart:title svg:x="0.451cm" svg:y="7.457cm" chart:style-name="ch8">
              <text:p>Number of Probes</text:p>
            </chart:title>
            <chart:grid chart:style-name="ch9" chart:class="major"/>
          </chart:axis>
          <chart:series chart:style-name="ch10" chart:values-cell-range-address="results.A4:results.A20" loext:label-string="chaining" chart:class="chart:line">
            <chart:data-point chart:repeated="17"/>
          </chart:series>
          <chart:series chart:style-name="ch11" chart:values-cell-range-address="results.F4:results.F20" loext:label-string="linear" chart:class="chart:line">
            <chart:data-point chart:repeated="17"/>
          </chart:series>
          <chart:series chart:style-name="ch12" chart:values-cell-range-address="results.K4:results.K20" loext:label-string="quadratic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</table:table-cell>
              <table:table-cell office:value-type="string">
                <text:p>linear</text:p>
              </table:table-cell>
              <table:table-cell office:value-type="string">
                <text:p>quadratic</text:p>
              </table:table-cell>
            </table:table-row>
          </table:table-header-rows>
          <table:table-rows>
            <table:table-row>
              <table:table-cell office:value-type="float" office:value="0.765696784073507">
                <text:p>0.765696784073507</text:p>
                <draw:g>
                  <svg:desc>results.P4:results.P20</svg:desc>
                </draw:g>
              </table:table-cell>
              <table:table-cell office:value-type="float" office:value="531">
                <text:p>531</text:p>
                <draw:g>
                  <svg:desc>results.A4:results.A20</svg:desc>
                </draw:g>
              </table:table-cell>
              <table:table-cell office:value-type="float" office:value="554">
                <text:p>554</text:p>
                <draw:g>
                  <svg:desc>results.F4:results.F20</svg:desc>
                </draw:g>
              </table:table-cell>
              <table:table-cell office:value-type="float" office:value="531">
                <text:p>531</text:p>
                <draw:g>
                  <svg:desc>results.K4:results.K20</svg:desc>
                </draw:g>
              </table:table-cell>
            </table:table-row>
            <table:table-row>
              <table:table-cell office:value-type="float" office:value="0.68212824010914">
                <text:p>0.68212824010914</text:p>
              </table:table-cell>
              <table:table-cell office:value-type="float" office:value="544">
                <text:p>544</text:p>
              </table:table-cell>
              <table:table-cell office:value-type="float" office:value="764">
                <text:p>76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0.61652281134402">
                <text:p>0.61652281134402</text:p>
              </table:table-cell>
              <table:table-cell office:value-type="float" office:value="583">
                <text:p>583</text:p>
              </table:table-cell>
              <table:table-cell office:value-type="float" office:value="680">
                <text:p>68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0.551267916207277">
                <text:p>0.551267916207277</text:p>
              </table:table-cell>
              <table:table-cell office:value-type="float" office:value="544">
                <text:p>544</text:p>
              </table:table-cell>
              <table:table-cell office:value-type="float" office:value="556">
                <text:p>55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0.514933058702369">
                <text:p>0.514933058702369</text:p>
              </table:table-cell>
              <table:table-cell office:value-type="float" office:value="555">
                <text:p>555</text:p>
              </table:table-cell>
              <table:table-cell office:value-type="float" office:value="638">
                <text:p>63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0.475737392959087">
                <text:p>0.475737392959087</text:p>
              </table:table-cell>
              <table:table-cell office:value-type="float" office:value="511">
                <text:p>511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0.434404865334492">
                <text:p>0.434404865334492</text:p>
              </table:table-cell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0.412201154163232">
                <text:p>0.412201154163232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0.387296669248644">
                <text:p>0.387296669248644</text:p>
              </table:table-cell>
              <table:table-cell office:value-type="float" office:value="525">
                <text:p>525</text:p>
              </table:table-cell>
              <table:table-cell office:value-type="float" office:value="541">
                <text:p>54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0.364166059723234">
                <text:p>0.364166059723234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0.344589937973811">
                <text:p>0.344589937973811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0.326583932070542">
                <text:p>0.326583932070542</text:p>
              </table:table-cell>
              <table:table-cell office:value-type="float" office:value="514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0.309981401115933">
                <text:p>0.309981401115933</text:p>
              </table:table-cell>
              <table:table-cell office:value-type="float" office:value="548">
                <text:p>548</text:p>
              </table:table-cell>
              <table:table-cell office:value-type="float" office:value="572">
                <text:p>57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0.295333727111636">
                <text:p>0.295333727111636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0.28137310073157">
                <text:p>0.28137310073157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0.268672756582482">
                <text:p>0.268672756582482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0.258933195235629">
                <text:p>0.258933195235629</text:p>
              </table:table-cell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 style:rotation-angle="49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53cm" svg:height="12.192cm" xlink:href=".." xlink:type="simple" chart:class="chart:line" chart:style-name="ch1">
        <chart:title svg:x="4.278cm" svg:y="0.379cm" chart:style-name="ch2">
          <text:p>Total Probes for Searches vs Load Factor</text:p>
        </chart:title>
        <chart:legend chart:legend-position="end" svg:x="14.207cm" svg:y="5.299cm" style:legend-expansion="high" chart:style-name="ch3"/>
        <chart:plot-area chart:style-name="ch4" table:cell-range-address="results.P4:results.P20 results.B4:results.B20 results.G4:results.G20 results.L4:results.L20" chart:data-source-has-labels="both" svg:x="1.35cm" svg:y="1.401cm" svg:width="12.518cm" svg:height="9.567cm">
          <chartooo:coordinate-region svg:x="2.157cm" svg:y="1.6cm" svg:width="11.561cm" svg:height="8.358cm"/>
          <chart:axis chart:dimension="x" chart:name="primary-x" chart:style-name="ch5" chartooo:axis-type="auto">
            <chartooo:date-scale/>
            <chart:title svg:x="6.692cm" svg:y="11.211cm" chart:style-name="ch6">
              <text:p>Load Factor</text:p>
            </chart:title>
            <chart:categories table:cell-range-address="results.P4:results.P20"/>
          </chart:axis>
          <chart:axis chart:dimension="y" chart:name="primary-y" chart:style-name="ch7">
            <chart:title svg:x="0.451cm" svg:y="7.551cm" chart:style-name="ch8">
              <text:p>Number of Probes</text:p>
            </chart:title>
            <chart:grid chart:style-name="ch9" chart:class="major"/>
          </chart:axis>
          <chart:series chart:style-name="ch10" chart:values-cell-range-address="results.B4:results.B20" loext:label-string="chaining" chart:class="chart:line">
            <chart:data-point chart:repeated="17"/>
          </chart:series>
          <chart:series chart:style-name="ch11" chart:values-cell-range-address="results.G4:results.G20" loext:label-string="linear" chart:class="chart:line">
            <chart:data-point chart:repeated="17"/>
          </chart:series>
          <chart:series chart:style-name="ch12" chart:values-cell-range-address="results.L4:results.L20" loext:label-string="quadratic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</table:table-cell>
              <table:table-cell office:value-type="string">
                <text:p>linear</text:p>
              </table:table-cell>
              <table:table-cell office:value-type="string">
                <text:p>quadratic</text:p>
              </table:table-cell>
            </table:table-row>
          </table:table-header-rows>
          <table:table-rows>
            <table:table-row>
              <table:table-cell office:value-type="float" office:value="0.765696784073507">
                <text:p>0.765696784073507</text:p>
                <draw:g>
                  <svg:desc>results.P4:results.P20</svg:desc>
                </draw:g>
              </table:table-cell>
              <table:table-cell office:value-type="float" office:value="531">
                <text:p>531</text:p>
                <draw:g>
                  <svg:desc>results.B4:results.B20</svg:desc>
                </draw:g>
              </table:table-cell>
              <table:table-cell office:value-type="float" office:value="442">
                <text:p>442</text:p>
                <draw:g>
                  <svg:desc>results.G4:results.G20</svg:desc>
                </draw:g>
              </table:table-cell>
              <table:table-cell office:value-type="float" office:value="424">
                <text:p>424</text:p>
                <draw:g>
                  <svg:desc>results.L4:results.L20</svg:desc>
                </draw:g>
              </table:table-cell>
            </table:table-row>
            <table:table-row>
              <table:table-cell office:value-type="float" office:value="0.68212824010914">
                <text:p>0.68212824010914</text:p>
              </table:table-cell>
              <table:table-cell office:value-type="float" office:value="544">
                <text:p>544</text:p>
              </table:table-cell>
              <table:table-cell office:value-type="float" office:value="587">
                <text:p>58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0.61652281134402">
                <text:p>0.61652281134402</text:p>
              </table:table-cell>
              <table:table-cell office:value-type="float" office:value="583">
                <text:p>583</text:p>
              </table:table-cell>
              <table:table-cell office:value-type="float" office:value="543">
                <text:p>54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0.551267916207277">
                <text:p>0.551267916207277</text:p>
              </table:table-cell>
              <table:table-cell office:value-type="float" office:value="544">
                <text:p>544</text:p>
              </table:table-cell>
              <table:table-cell office:value-type="float" office:value="441">
                <text:p>44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0.514933058702369">
                <text:p>0.514933058702369</text:p>
              </table:table-cell>
              <table:table-cell office:value-type="float" office:value="555">
                <text:p>555</text:p>
              </table:table-cell>
              <table:table-cell office:value-type="float" office:value="514">
                <text:p>51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0.475737392959087">
                <text:p>0.475737392959087</text:p>
              </table:table-cell>
              <table:table-cell office:value-type="float" office:value="511">
                <text:p>511</text:p>
              </table:table-cell>
              <table:table-cell office:value-type="float" office:value="439">
                <text:p>43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0.434404865334492">
                <text:p>0.434404865334492</text:p>
              </table:table-cell>
              <table:table-cell office:value-type="float" office:value="535">
                <text:p>535</text:p>
              </table:table-cell>
              <table:table-cell office:value-type="float" office:value="428">
                <text:p>42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0.412201154163232">
                <text:p>0.412201154163232</text:p>
              </table:table-cell>
              <table:table-cell office:value-type="float" office:value="499">
                <text:p>499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0.387296669248644">
                <text:p>0.387296669248644</text:p>
              </table:table-cell>
              <table:table-cell office:value-type="float" office:value="525">
                <text:p>525</text:p>
              </table:table-cell>
              <table:table-cell office:value-type="float" office:value="428">
                <text:p>42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0.364166059723234">
                <text:p>0.364166059723234</text:p>
              </table:table-cell>
              <table:table-cell office:value-type="float" office:value="527">
                <text:p>527</text:p>
              </table:table-cell>
              <table:table-cell office:value-type="float" office:value="422">
                <text:p>42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0.344589937973811">
                <text:p>0.344589937973811</text:p>
              </table:table-cell>
              <table:table-cell office:value-type="float" office:value="499">
                <text:p>499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0.326583932070542">
                <text:p>0.326583932070542</text:p>
              </table:table-cell>
              <table:table-cell office:value-type="float" office:value="514">
                <text:p>514</text:p>
              </table:table-cell>
              <table:table-cell office:value-type="float" office:value="408">
                <text:p>40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0.309981401115933">
                <text:p>0.309981401115933</text:p>
              </table:table-cell>
              <table:table-cell office:value-type="float" office:value="548">
                <text:p>548</text:p>
              </table:table-cell>
              <table:table-cell office:value-type="float" office:value="455">
                <text:p>45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0.295333727111636">
                <text:p>0.295333727111636</text:p>
              </table:table-cell>
              <table:table-cell office:value-type="float" office:value="499">
                <text:p>499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0.28137310073157">
                <text:p>0.28137310073157</text:p>
              </table:table-cell>
              <table:table-cell office:value-type="float" office:value="499">
                <text:p>499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0.268672756582482">
                <text:p>0.268672756582482</text:p>
              </table:table-cell>
              <table:table-cell office:value-type="float" office:value="499">
                <text:p>499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0.258933195235629">
                <text:p>0.258933195235629</text:p>
              </table:table-cell>
              <table:table-cell office:value-type="float" office:value="535">
                <text:p>535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 style:rotation-angle="49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36cm" svg:height="12.246cm" xlink:href=".." xlink:type="simple" chart:class="chart:line" chart:style-name="ch1">
        <chart:title svg:x="4.029cm" svg:y="0.38cm" chart:style-name="ch2">
          <text:p>Average Probes for a Search vs Load Factor</text:p>
        </chart:title>
        <chart:legend chart:legend-position="end" svg:x="14.29cm" svg:y="5.326cm" style:legend-expansion="high" chart:style-name="ch3"/>
        <chart:plot-area chart:style-name="ch4" table:cell-range-address="results.P4:results.P20 results.C4:results.C20 results.H4:results.H20 results.M4:results.M20" chart:data-source-has-labels="both" svg:x="1.351cm" svg:y="1.403cm" svg:width="12.599cm" svg:height="9.618cm">
          <chartooo:coordinate-region svg:x="2.078cm" svg:y="1.603cm" svg:width="11.722cm" svg:height="8.408cm"/>
          <chart:axis chart:dimension="x" chart:name="primary-x" chart:style-name="ch5" chartooo:axis-type="auto">
            <chartooo:date-scale/>
            <chart:title svg:x="6.733cm" svg:y="11.265cm" chart:style-name="ch6">
              <text:p>Load Factor</text:p>
            </chart:title>
            <chart:categories table:cell-range-address="results.P4:results.P20"/>
          </chart:axis>
          <chart:axis chart:dimension="y" chart:name="primary-y" chart:style-name="ch7">
            <chart:title svg:x="0.451cm" svg:y="7.579cm" chart:style-name="ch8">
              <text:p>Number of Probes</text:p>
            </chart:title>
            <chart:grid chart:style-name="ch9" chart:class="major"/>
          </chart:axis>
          <chart:series chart:style-name="ch10" chart:values-cell-range-address="results.C4:results.C20" loext:label-string="chaining" chart:class="chart:line">
            <chart:data-point chart:repeated="17"/>
          </chart:series>
          <chart:series chart:style-name="ch11" chart:values-cell-range-address="results.H4:results.H20" loext:label-string="linear" chart:class="chart:line">
            <chart:data-point chart:repeated="17"/>
          </chart:series>
          <chart:series chart:style-name="ch12" chart:values-cell-range-address="results.M4:results.M20" loext:label-string="quadratic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</table:table-cell>
              <table:table-cell office:value-type="string">
                <text:p>linear</text:p>
              </table:table-cell>
              <table:table-cell office:value-type="string">
                <text:p>quadratic</text:p>
              </table:table-cell>
            </table:table-row>
          </table:table-header-rows>
          <table:table-rows>
            <table:table-row>
              <table:table-cell office:value-type="float" office:value="0.765696784073507">
                <text:p>0.765696784073507</text:p>
                <draw:g>
                  <svg:desc>results.P4:results.P20</svg:desc>
                </draw:g>
              </table:table-cell>
              <table:table-cell office:value-type="float" office:value="1.06">
                <text:p>1.06</text:p>
                <draw:g>
                  <svg:desc>results.C4:results.C20</svg:desc>
                </draw:g>
              </table:table-cell>
              <table:table-cell office:value-type="float" office:value="1.105">
                <text:p>1.105</text:p>
                <draw:g>
                  <svg:desc>results.H4:results.H20</svg:desc>
                </draw:g>
              </table:table-cell>
              <table:table-cell office:value-type="float" office:value="1.06">
                <text:p>1.06</text:p>
                <draw:g>
                  <svg:desc>results.M4:results.M20</svg:desc>
                </draw:g>
              </table:table-cell>
            </table:table-row>
            <table:table-row>
              <table:table-cell office:value-type="float" office:value="0.68212824010914">
                <text:p>0.68212824010914</text:p>
              </table:table-cell>
              <table:table-cell office:value-type="float" office:value="1.0875">
                <text:p>1.0875</text:p>
              </table:table-cell>
              <table:table-cell office:value-type="float" office:value="1.4675">
                <text:p>1.4675</text:p>
              </table:table-cell>
              <table:table-cell office:value-type="float" office:value="1.5675">
                <text:p>1.5675</text:p>
              </table:table-cell>
            </table:table-row>
            <table:table-row>
              <table:table-cell office:value-type="float" office:value="0.61652281134402">
                <text:p>0.61652281134402</text:p>
              </table:table-cell>
              <table:table-cell office:value-type="float" office:value="1.1575">
                <text:p>1.1575</text:p>
              </table:table-cell>
              <table:table-cell office:value-type="float" office:value="1.3575">
                <text:p>1.3575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float" office:value="0.551267916207277">
                <text:p>0.551267916207277</text:p>
              </table:table-cell>
              <table:table-cell office:value-type="float" office:value="1.08">
                <text:p>1.08</text:p>
              </table:table-cell>
              <table:table-cell office:value-type="float" office:value="1.1025">
                <text:p>1.1025</text:p>
              </table:table-cell>
              <table:table-cell office:value-type="float" office:value="1.1425">
                <text:p>1.1425</text:p>
              </table:table-cell>
            </table:table-row>
            <table:table-row>
              <table:table-cell office:value-type="float" office:value="0.514933058702369">
                <text:p>0.514933058702369</text:p>
              </table:table-cell>
              <table:table-cell office:value-type="float" office:value="1.105">
                <text:p>1.105</text:p>
              </table:table-cell>
              <table:table-cell office:value-type="float" office:value="1.285">
                <text:p>1.285</text:p>
              </table:table-cell>
              <table:table-cell office:value-type="float" office:value="1.1275">
                <text:p>1.1275</text:p>
              </table:table-cell>
            </table:table-row>
            <table:table-row>
              <table:table-cell office:value-type="float" office:value="0.475737392959087">
                <text:p>0.475737392959087</text:p>
              </table:table-cell>
              <table:table-cell office:value-type="float" office:value="1.02">
                <text:p>1.02</text:p>
              </table:table-cell>
              <table:table-cell office:value-type="float" office:value="1.0975">
                <text:p>1.0975</text:p>
              </table:table-cell>
              <table:table-cell office:value-type="float" office:value="1.1075">
                <text:p>1.1075</text:p>
              </table:table-cell>
            </table:table-row>
            <table:table-row>
              <table:table-cell office:value-type="float" office:value="0.434404865334492">
                <text:p>0.434404865334492</text:p>
              </table:table-cell>
              <table:table-cell office:value-type="float" office:value="1.07">
                <text:p>1.07</text:p>
              </table:table-cell>
              <table:table-cell office:value-type="float" office:value="1.07">
                <text:p>1.07</text:p>
              </table:table-cell>
              <table:table-cell office:value-type="float" office:value="1.1675">
                <text:p>1.1675</text:p>
              </table:table-cell>
            </table:table-row>
            <table:table-row>
              <table:table-cell office:value-type="float" office:value="0.412201154163232">
                <text:p>0.412201154163232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0.387296669248644">
                <text:p>0.387296669248644</text:p>
              </table:table-cell>
              <table:table-cell office:value-type="float" office:value="1.0375">
                <text:p>1.0375</text:p>
              </table:table-cell>
              <table:table-cell office:value-type="float" office:value="1.07">
                <text:p>1.07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float" office:value="0.364166059723234">
                <text:p>0.364166059723234</text:p>
              </table:table-cell>
              <table:table-cell office:value-type="float" office:value="1.055">
                <text:p>1.055</text:p>
              </table:table-cell>
              <table:table-cell office:value-type="float" office:value="1.055">
                <text:p>1.055</text:p>
              </table:table-cell>
              <table:table-cell office:value-type="float" office:value="1.0725">
                <text:p>1.0725</text:p>
              </table:table-cell>
            </table:table-row>
            <table:table-row>
              <table:table-cell office:value-type="float" office:value="0.344589937973811">
                <text:p>0.344589937973811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0.326583932070542">
                <text:p>0.326583932070542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9981401115933">
                <text:p>0.309981401115933</text:p>
              </table:table-cell>
              <table:table-cell office:value-type="float" office:value="1.095">
                <text:p>1.095</text:p>
              </table:table-cell>
              <table:table-cell office:value-type="float" office:value="1.1375">
                <text:p>1.1375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float" office:value="0.295333727111636">
                <text:p>0.295333727111636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0.28137310073157">
                <text:p>0.28137310073157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0.268672756582482">
                <text:p>0.268672756582482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0.258933195235629">
                <text:p>0.258933195235629</text:p>
              </table:table-cell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 style:rotation-angle="49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" chart:origin="0" chart:interval-maj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24cm" svg:height="12.353cm" xlink:href=".." xlink:type="simple" chart:class="chart:line" chart:style-name="ch1">
        <chart:title svg:x="4.291cm" svg:y="0.383cm" chart:style-name="ch2">
          <text:p>Most Probes for a Search vs Load Factor</text:p>
        </chart:title>
        <chart:legend chart:legend-position="end" svg:x="14.178cm" svg:y="5.379cm" style:legend-expansion="high" chart:style-name="ch3"/>
        <chart:plot-area chart:style-name="ch4" table:cell-range-address="results.P4:results.P20 results.D4:results.D20 results.I4:results.I20 results.N4:results.N20" chart:data-source-has-labels="both" svg:x="1.349cm" svg:y="1.409cm" svg:width="12.491cm" svg:height="9.716cm">
          <chartooo:coordinate-region svg:x="1.934cm" svg:y="1.608cm" svg:width="11.72cm" svg:height="8.507cm"/>
          <chart:axis chart:dimension="x" chart:name="primary-x" chart:style-name="ch5" chartooo:axis-type="auto">
            <chartooo:date-scale/>
            <chart:title svg:x="6.677cm" svg:y="11.372cm" chart:style-name="ch6">
              <text:p>Load Factor</text:p>
            </chart:title>
            <chart:categories table:cell-range-address="results.P4:results.P20"/>
          </chart:axis>
          <chart:axis chart:dimension="y" chart:name="primary-y" chart:style-name="ch7">
            <chart:title svg:x="0.451cm" svg:y="7.634cm" chart:style-name="ch8">
              <text:p>Number of Probes</text:p>
            </chart:title>
            <chart:grid chart:style-name="ch9" chart:class="major"/>
          </chart:axis>
          <chart:series chart:style-name="ch10" chart:values-cell-range-address="results.D4:results.D20" loext:label-string="chaining" chart:class="chart:line">
            <chart:data-point chart:repeated="17"/>
          </chart:series>
          <chart:series chart:style-name="ch11" chart:values-cell-range-address="results.I4:results.I20" loext:label-string="linear" chart:class="chart:line">
            <chart:data-point chart:repeated="17"/>
          </chart:series>
          <chart:series chart:style-name="ch12" chart:values-cell-range-address="results.N4:results.N20" loext:label-string="quadratic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</table:table-cell>
              <table:table-cell office:value-type="string">
                <text:p>linear</text:p>
              </table:table-cell>
              <table:table-cell office:value-type="string">
                <text:p>quadratic</text:p>
              </table:table-cell>
            </table:table-row>
          </table:table-header-rows>
          <table:table-rows>
            <table:table-row>
              <table:table-cell office:value-type="float" office:value="0.765696784073507">
                <text:p>0.765696784073507</text:p>
                <draw:g>
                  <svg:desc>results.P4:results.P20</svg:desc>
                </draw:g>
              </table:table-cell>
              <table:table-cell office:value-type="float" office:value="2">
                <text:p>2</text:p>
                <draw:g>
                  <svg:desc>results.D4:results.D20</svg:desc>
                </draw:g>
              </table:table-cell>
              <table:table-cell office:value-type="float" office:value="4">
                <text:p>4</text:p>
                <draw:g>
                  <svg:desc>results.I4:results.I20</svg:desc>
                </draw:g>
              </table:table-cell>
              <table:table-cell office:value-type="float" office:value="2">
                <text:p>2</text:p>
                <draw:g>
                  <svg:desc>results.N4:results.N20</svg:desc>
                </draw:g>
              </table:table-cell>
            </table:table-row>
            <table:table-row>
              <table:table-cell office:value-type="float" office:value="0.68212824010914">
                <text:p>0.682128240109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61652281134402">
                <text:p>0.6165228113440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551267916207277">
                <text:p>0.55126791620727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14933058702369">
                <text:p>0.51493305870236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75737392959087">
                <text:p>0.47573739295908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434404865334492">
                <text:p>0.43440486533449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12201154163232">
                <text:p>0.4122011541632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87296669248644">
                <text:p>0.38729666924864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64166059723234">
                <text:p>0.3641660597232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44589937973811">
                <text:p>0.3445899379738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6583932070542">
                <text:p>0.32658393207054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09981401115933">
                <text:p>0.3099814011159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95333727111636">
                <text:p>0.295333727111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8137310073157">
                <text:p>0.281373100731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68672756582482">
                <text:p>0.2686727565824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8933195235629">
                <text:p>0.2589331952356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